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25-01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23-10-3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22-12-0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21-11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9-11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8-11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7-11-0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5-11-0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4-11-0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3-11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2-11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1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200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9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8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7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7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1501</text:p>
          </table:table-cell>
          <table:table-cell office:value-type="string" calcext:value-type="string">
            <text:p>Mineola Quad</text:p>
          </table:table-cell>
          <table:table-cell office:value-type="string" calcext:value-type="string">
            <text:p>197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